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f31f" officeooo:paragraph-rsid="0018f31f"/>
    </style:style>
    <style:style style:name="T1" style:family="text">
      <style:text-properties officeooo:rsid="001bda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sinar o professor a usar <text:span text:style-name="T1">(Objetivo do que vamos fazer)</text:span>;</text:p>
      <text:p text:style-name="P1">Ler o TCC;</text:p>
      <text:p text:style-name="P1">Gerar conteúdo em um editor de texto;</text:p>
      <text:p text:style-name="P1">Entender o que é o sistema de recomendação;</text:p>
      <text:p text:style-name="P1">Criar padrão de menu lateral;</text:p>
      <text:p text:style-name="P1">Sistema de recomendações tem uma divisão no TCC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rley Pereira</meta:initial-creator>
    <meta:creation-date>2016-03-03T10:20:38.532895138</meta:creation-date>
    <dc:date>2016-03-03T22:40:33.287575456</dc:date>
    <dc:creator>Danrley Pereira</dc:creator>
    <meta:editing-duration>PT1H26M14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6" meta:word-count="41" meta:character-count="224" meta:non-whitespace-character-count="189"/>
  </office:meta>
</office:document-meta>
</file>